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" calcext:value-type="float">
            <text:p>3985</text:p>
          </table:table-cell>
          <table:table-cell office:value-type="float" office:value="96.3246" calcext:value-type="float">
            <text:p>96.3246</text:p>
          </table:table-cell>
          <table:table-cell office:value-type="float" office:value="3787" calcext:value-type="float">
            <text:p>3787</text:p>
          </table:table-cell>
          <table:table-cell office:value-type="float" office:value="4021.91" calcext:value-type="float">
            <text:p>4021.91</text:p>
          </table:table-cell>
          <table:table-cell office:value-type="float" office:value="4028.78" calcext:value-type="float">
            <text:p>4028.78</text:p>
          </table:table-cell>
          <table:table-cell office:value-type="float" office:value="4034.75" calcext:value-type="float">
            <text:p>4034.75</text:p>
          </table:table-cell>
          <table:table-cell office:value-type="float" office:value="4105.51" calcext:value-type="float">
            <text:p>4105.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89.19" calcext:value-type="float">
            <text:p>8889.19</text:p>
          </table:table-cell>
          <table:table-cell office:value-type="float" office:value="61.2826" calcext:value-type="float">
            <text:p>61.2826</text:p>
          </table:table-cell>
          <table:table-cell office:value-type="float" office:value="8456.61" calcext:value-type="float">
            <text:p>8456.61</text:p>
          </table:table-cell>
          <table:table-cell office:value-type="float" office:value="8880.17" calcext:value-type="float">
            <text:p>8880.17</text:p>
          </table:table-cell>
          <table:table-cell office:value-type="float" office:value="8895.08" calcext:value-type="float">
            <text:p>8895.08</text:p>
          </table:table-cell>
          <table:table-cell office:value-type="float" office:value="8909.09" calcext:value-type="float">
            <text:p>8909.09</text:p>
          </table:table-cell>
          <table:table-cell office:value-type="float" office:value="8994.54" calcext:value-type="float">
            <text:p>899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237358" calcext:value-type="float">
            <text:p>0.023735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2" calcext:value-type="float">
            <text:p>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71" calcext:value-type="float">
            <text:p>0.17071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3" calcext:value-type="float">
            <text:p>0.3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0221534" calcext:value-type="float">
            <text:p>0.02215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0230372" calcext:value-type="float">
            <text:p>0.02303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2" calcext:value-type="float">
            <text:p>0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0399165" calcext:value-type="float">
            <text:p>0.03991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812" calcext:value-type="float">
            <text:p>0.8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0417996" calcext:value-type="float">
            <text:p>0.04179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423682" calcext:value-type="float">
            <text:p>0.04236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19" calcext:value-type="float">
            <text:p>0.9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0390845" calcext:value-type="float">
            <text:p>0.03908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6" calcext:value-type="float">
            <text:p>0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985" calcext:value-type="float">
            <text:p>0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93" calcext:value-type="float">
            <text:p>0.62493</text:p>
          </table:table-cell>
          <table:table-cell office:value-type="float" office:value="0.0434404" calcext:value-type="float">
            <text:p>0.04344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3" calcext:value-type="float">
            <text:p>1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036" calcext:value-type="float">
            <text:p>0.8303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1.295" calcext:value-type="float">
            <text:p>1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0523073" calcext:value-type="float">
            <text:p>0.052307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1.489" calcext:value-type="float">
            <text:p>1.4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714" calcext:value-type="float">
            <text:p>1.39714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1.305" calcext:value-type="float">
            <text:p>1.305</text:p>
          </table:table-cell>
          <table:table-cell office:value-type="float" office:value="1.315" calcext:value-type="float">
            <text:p>1.31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4" calcext:value-type="float">
            <text:p>1.434</text:p>
          </table:table-cell>
          <table:table-cell office:value-type="float" office:value="2.005" calcext:value-type="float">
            <text:p>2.0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873" calcext:value-type="float">
            <text:p>1.93873</text:p>
          </table:table-cell>
          <table:table-cell office:value-type="float" office:value="0.0962113" calcext:value-type="float">
            <text:p>0.0962113</text:p>
          </table:table-cell>
          <table:table-cell office:value-type="float" office:value="1.897" calcext:value-type="float">
            <text:p>1.897</text:p>
          </table:table-cell>
          <table:table-cell office:value-type="float" office:value="1.904" calcext:value-type="float">
            <text:p>1.90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706" calcext:value-type="float">
            <text:p>2.7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7426" calcext:value-type="float">
            <text:p>5.37426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5.345" calcext:value-type="float">
            <text:p>5.34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1" calcext:value-type="float">
            <text:p>5.371</text:p>
          </table:table-cell>
          <table:table-cell office:value-type="float" office:value="6.506" calcext:value-type="float">
            <text:p>6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31" calcext:value-type="float">
            <text:p>10.0931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2.05" calcext:value-type="float">
            <text:p>12.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2456" calcext:value-type="float">
            <text:p>21.2456</text:p>
          </table:table-cell>
          <table:table-cell office:value-type="float" office:value="0.357602" calcext:value-type="float">
            <text:p>0.357602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96" calcext:value-type="float">
            <text:p>21.196</text:p>
          </table:table-cell>
          <table:table-cell office:value-type="float" office:value="21.209" calcext:value-type="float">
            <text:p>21.20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4.799" calcext:value-type="float">
            <text:p>24.7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253" calcext:value-type="float">
            <text:p>41.5253</text:p>
          </table:table-cell>
          <table:table-cell office:value-type="float" office:value="0.660649" calcext:value-type="float">
            <text:p>0.660649</text:p>
          </table:table-cell>
          <table:table-cell office:value-type="float" office:value="41.408" calcext:value-type="float">
            <text:p>41.408</text:p>
          </table:table-cell>
          <table:table-cell office:value-type="float" office:value="41.439" calcext:value-type="float">
            <text:p>41.439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474" calcext:value-type="float">
            <text:p>41.474</text:p>
          </table:table-cell>
          <table:table-cell office:value-type="float" office:value="48.094" calcext:value-type="float">
            <text:p>48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062" calcext:value-type="float">
            <text:p>89.7062</text:p>
          </table:table-cell>
          <table:table-cell office:value-type="float" office:value="1.267" calcext:value-type="float">
            <text:p>1.267</text:p>
          </table:table-cell>
          <table:table-cell office:value-type="float" office:value="89.52" calcext:value-type="float">
            <text:p>89.52</text:p>
          </table:table-cell>
          <table:table-cell office:value-type="float" office:value="89.564" calcext:value-type="float">
            <text:p>89.564</text:p>
          </table:table-cell>
          <table:table-cell office:value-type="float" office:value="89.577" calcext:value-type="float">
            <text:p>89.577</text:p>
          </table:table-cell>
          <table:table-cell office:value-type="float" office:value="89.594" calcext:value-type="float">
            <text:p>89.594</text:p>
          </table:table-cell>
          <table:table-cell office:value-type="float" office:value="102.31" calcext:value-type="float">
            <text:p>102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.526" calcext:value-type="float">
            <text:p>178.526</text:p>
          </table:table-cell>
          <table:table-cell office:value-type="float" office:value="2.48556" calcext:value-type="float">
            <text:p>2.48556</text:p>
          </table:table-cell>
          <table:table-cell office:value-type="float" office:value="178.177" calcext:value-type="float">
            <text:p>178.177</text:p>
          </table:table-cell>
          <table:table-cell office:value-type="float" office:value="178.243" calcext:value-type="float">
            <text:p>178.243</text:p>
          </table:table-cell>
          <table:table-cell office:value-type="float" office:value="178.277" calcext:value-type="float">
            <text:p>178.277</text:p>
          </table:table-cell>
          <table:table-cell office:value-type="float" office:value="178.308" calcext:value-type="float">
            <text:p>178.308</text:p>
          </table:table-cell>
          <table:table-cell office:value-type="float" office:value="203.254" calcext:value-type="float">
            <text:p>203.2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017" calcext:value-type="float">
            <text:p>386.017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385.404" calcext:value-type="float">
            <text:p>385.404</text:p>
          </table:table-cell>
          <table:table-cell office:value-type="float" office:value="385.475" calcext:value-type="float">
            <text:p>385.475</text:p>
          </table:table-cell>
          <table:table-cell office:value-type="float" office:value="385.511" calcext:value-type="float">
            <text:p>385.511</text:p>
          </table:table-cell>
          <table:table-cell office:value-type="float" office:value="385.553" calcext:value-type="float">
            <text:p>385.553</text:p>
          </table:table-cell>
          <table:table-cell office:value-type="float" office:value="434.965" calcext:value-type="float">
            <text:p>434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73" calcext:value-type="float">
            <text:p>772.673</text:p>
          </table:table-cell>
          <table:table-cell office:value-type="float" office:value="9.81558" calcext:value-type="float">
            <text:p>9.81558</text:p>
          </table:table-cell>
          <table:table-cell office:value-type="float" office:value="771.171" calcext:value-type="float">
            <text:p>771.171</text:p>
          </table:table-cell>
          <table:table-cell office:value-type="float" office:value="771.428" calcext:value-type="float">
            <text:p>771.428</text:p>
          </table:table-cell>
          <table:table-cell office:value-type="float" office:value="771.612" calcext:value-type="float">
            <text:p>771.612</text:p>
          </table:table-cell>
          <table:table-cell office:value-type="float" office:value="771.897" calcext:value-type="float">
            <text:p>771.897</text:p>
          </table:table-cell>
          <table:table-cell office:value-type="float" office:value="870.276" calcext:value-type="float">
            <text:p>87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19.5546" calcext:value-type="float">
            <text:p>19.5546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1662.61" calcext:value-type="float">
            <text:p>1662.61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1663.5" calcext:value-type="float">
            <text:p>1663.5</text:p>
          </table:table-cell>
          <table:table-cell office:value-type="float" office:value="1859.55" calcext:value-type="float">
            <text:p>1859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753923" calcext:value-type="float">
            <text:p>0.0007539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0188199" calcext:value-type="float">
            <text:p>0.0018819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0235735" calcext:value-type="float">
            <text:p>0.002357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0466557" calcext:value-type="float">
            <text:p>0.004665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0222315" calcext:value-type="float">
            <text:p>0.002223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1041" calcext:value-type="float">
            <text:p>0.00121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0299393" calcext:value-type="float">
            <text:p>0.0029939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844097" calcext:value-type="float">
            <text:p>0.00844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6" calcext:value-type="float">
            <text:p>0.1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00845659" calcext:value-type="float">
            <text:p>0.0084565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267976" calcext:value-type="float">
            <text:p>0.0026797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00617261" calcext:value-type="float">
            <text:p>0.006172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0173274" calcext:value-type="float">
            <text:p>0.0017327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00825864" calcext:value-type="float">
            <text:p>0.0082586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00844692" calcext:value-type="float">
            <text:p>0.00844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6" calcext:value-type="float">
            <text:p>0.2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0.053212" calcext:value-type="float">
            <text:p>0.0532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86" calcext:value-type="float">
            <text:p>0.6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22" calcext:value-type="float">
            <text:p>0.17122</text:p>
          </table:table-cell>
          <table:table-cell office:value-type="float" office:value="0.00959956" calcext:value-type="float">
            <text:p>0.009599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0155383" calcext:value-type="float">
            <text:p>0.0155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578" calcext:value-type="float">
            <text:p>0.18578</text:p>
          </table:table-cell>
          <table:table-cell office:value-type="float" office:value="0.0055706" calcext:value-type="float">
            <text:p>0.00557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00731997" calcext:value-type="float">
            <text:p>0.007319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57" calcext:value-type="float">
            <text:p>0.20057</text:p>
          </table:table-cell>
          <table:table-cell office:value-type="float" office:value="0.0112865" calcext:value-type="float">
            <text:p>0.01128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71" calcext:value-type="float">
            <text:p>0.2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0704059" calcext:value-type="float">
            <text:p>0.007040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76633" calcext:value-type="float">
            <text:p>0.017663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198233" calcext:value-type="float">
            <text:p>0.0198233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3" calcext:value-type="float">
            <text:p>0.2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00663" calcext:value-type="float">
            <text:p>0.020066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4" calcext:value-type="float">
            <text:p>0.2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214975" calcext:value-type="float">
            <text:p>0.021497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234454" calcext:value-type="float">
            <text:p>0.023445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235044" calcext:value-type="float">
            <text:p>0.023504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025215" calcext:value-type="float">
            <text:p>0.025215</text:p>
          </table:table-cell>
          <table:table-cell table:number-columns-repeated="2"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13" calcext:value-type="float">
            <text:p>0.3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269472" calcext:value-type="float">
            <text:p>0.026947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2" calcext:value-type="float">
            <text:p>0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268003" calcext:value-type="float">
            <text:p>0.02680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9" calcext:value-type="float">
            <text:p>0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28493" calcext:value-type="float">
            <text:p>0.028493</text:p>
          </table:table-cell>
          <table:table-cell table:number-columns-repeated="3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97" calcext:value-type="float">
            <text:p>0.3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9626" calcext:value-type="float">
            <text:p>0.03096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06" calcext:value-type="float">
            <text:p>0.4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322257" calcext:value-type="float">
            <text:p>0.03222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431" calcext:value-type="float">
            <text:p>0.4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20191" calcext:value-type="float">
            <text:p>0.0320191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427" calcext:value-type="float">
            <text:p>0.4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0.0334755" calcext:value-type="float">
            <text:p>0.033475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0.033487" calcext:value-type="float">
            <text:p>0.033487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569" calcext:value-type="float">
            <text:p>0.13569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98" calcext:value-type="float">
            <text:p>0.4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039337" calcext:value-type="float">
            <text:p>0.03933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0377825" calcext:value-type="float">
            <text:p>0.037782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01797" calcext:value-type="float">
            <text:p>0.04017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58" calcext:value-type="float">
            <text:p>0.5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58" calcext:value-type="float">
            <text:p>0.15958</text:p>
          </table:table-cell>
          <table:table-cell office:value-type="float" office:value="0.0387268" calcext:value-type="float">
            <text:p>0.03872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43" calcext:value-type="float">
            <text:p>0.5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0430094" calcext:value-type="float">
            <text:p>0.043009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88.27" calcext:value-type="float">
            <text:p>8388.27</text:p>
          </table:table-cell>
          <table:table-cell office:value-type="float" office:value="77.4187" calcext:value-type="float">
            <text:p>77.4187</text:p>
          </table:table-cell>
          <table:table-cell office:value-type="float" office:value="7744.58" calcext:value-type="float">
            <text:p>7744.58</text:p>
          </table:table-cell>
          <table:table-cell office:value-type="float" office:value="8364.32" calcext:value-type="float">
            <text:p>8364.32</text:p>
          </table:table-cell>
          <table:table-cell office:value-type="float" office:value="8383.23" calcext:value-type="float">
            <text:p>8383.23</text:p>
          </table:table-cell>
          <table:table-cell office:value-type="float" office:value="8415.05" calcext:value-type="float">
            <text:p>8415.05</text:p>
          </table:table-cell>
          <table:table-cell office:value-type="float" office:value="8541.27" calcext:value-type="float">
            <text:p>8541.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15498" calcext:value-type="float">
            <text:p>15498</text:p>
          </table:table-cell>
          <table:table-cell office:value-type="float" office:value="16712.6" calcext:value-type="float">
            <text:p>16712.6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6777.9" calcext:value-type="float">
            <text:p>16777.9</text:p>
          </table:table-cell>
          <table:table-cell office:value-type="float" office:value="17081.5" calcext:value-type="float">
            <text:p>17081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71" calcext:value-type="float">
            <text:p>0.67771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4.244" calcext:value-type="float">
            <text:p>4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0460481" calcext:value-type="float">
            <text:p>0.04604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347196" calcext:value-type="float">
            <text:p>0.0347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0363869" calcext:value-type="float">
            <text:p>0.03638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8" calcext:value-type="float">
            <text:p>0.4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199905" calcext:value-type="float">
            <text:p>0.01999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266241" calcext:value-type="float">
            <text:p>0.02662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0202462" calcext:value-type="float">
            <text:p>0.020246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516" calcext:value-type="float">
            <text:p>0.5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0.0357749" calcext:value-type="float">
            <text:p>0.03577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0520532" calcext:value-type="float">
            <text:p>0.05205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39" calcext:value-type="float">
            <text:p>0.7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093" calcext:value-type="float">
            <text:p>0.41093</text:p>
          </table:table-cell>
          <table:table-cell office:value-type="float" office:value="0.0353913" calcext:value-type="float">
            <text:p>0.03539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365182" calcext:value-type="float">
            <text:p>0.03651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69" calcext:value-type="float">
            <text:p>0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623" calcext:value-type="float">
            <text:p>0.44623</text:p>
          </table:table-cell>
          <table:table-cell office:value-type="float" office:value="0.0404002" calcext:value-type="float">
            <text:p>0.0404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47" calcext:value-type="float">
            <text:p>0.49547</text:p>
          </table:table-cell>
          <table:table-cell office:value-type="float" office:value="0.0401566" calcext:value-type="float">
            <text:p>0.04015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85" calcext:value-type="float">
            <text:p>0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06" calcext:value-type="float">
            <text:p>0.59606</text:p>
          </table:table-cell>
          <table:table-cell office:value-type="float" office:value="0.0453649" calcext:value-type="float">
            <text:p>0.04536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3" calcext:value-type="float">
            <text:p>0.593</text:p>
          </table:table-cell>
          <table:table-cell office:value-type="float" office:value="1.034" calcext:value-type="float">
            <text:p>1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0544118" calcext:value-type="float">
            <text:p>0.0544118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53" calcext:value-type="float">
            <text:p>1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44" calcext:value-type="float">
            <text:p>1.444</text:p>
          </table:table-cell>
          <table:table-cell office:value-type="float" office:value="2.667" calcext:value-type="float">
            <text:p>2.6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6277" calcext:value-type="float">
            <text:p>2.46277</text:p>
          </table:table-cell>
          <table:table-cell office:value-type="float" office:value="0.586376" calcext:value-type="float">
            <text:p>0.58637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15" calcext:value-type="float">
            <text:p>2.115</text:p>
          </table:table-cell>
          <table:table-cell office:value-type="float" office:value="2.352" calcext:value-type="float">
            <text:p>2.352</text:p>
          </table:table-cell>
          <table:table-cell office:value-type="float" office:value="2.507" calcext:value-type="float">
            <text:p>2.507</text:p>
          </table:table-cell>
          <table:table-cell office:value-type="float" office:value="4.951" calcext:value-type="float">
            <text:p>4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0954" calcext:value-type="float">
            <text:p>4.20954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4.065" calcext:value-type="float">
            <text:p>4.065</text:p>
          </table:table-cell>
          <table:table-cell office:value-type="float" office:value="4.079" calcext:value-type="float">
            <text:p>4.079</text:p>
          </table:table-cell>
          <table:table-cell office:value-type="float" office:value="4.086" calcext:value-type="float">
            <text:p>4.086</text:p>
          </table:table-cell>
          <table:table-cell office:value-type="float" office:value="4.097" calcext:value-type="float">
            <text:p>4.097</text:p>
          </table:table-cell>
          <table:table-cell office:value-type="float" office:value="9.21" calcext:value-type="float">
            <text:p>9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255" calcext:value-type="float">
            <text:p>15.525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8.719" calcext:value-type="float">
            <text:p>8.719</text:p>
          </table:table-cell>
          <table:table-cell office:value-type="float" office:value="12.948" calcext:value-type="float">
            <text:p>12.9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18.945" calcext:value-type="float">
            <text:p>18.945</text:p>
          </table:table-cell>
          <table:table-cell office:value-type="float" office:value="19.196" calcext:value-type="float">
            <text:p>19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4914" calcext:value-type="float">
            <text:p>37.4914</text:p>
          </table:table-cell>
          <table:table-cell office:value-type="float" office:value="2.12997" calcext:value-type="float">
            <text:p>2.12997</text:p>
          </table:table-cell>
          <table:table-cell office:value-type="float" office:value="16.786" calcext:value-type="float">
            <text:p>16.786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614" calcext:value-type="float">
            <text:p>37.614</text:p>
          </table:table-cell>
          <table:table-cell office:value-type="float" office:value="37.768" calcext:value-type="float">
            <text:p>37.768</text:p>
          </table:table-cell>
          <table:table-cell office:value-type="float" office:value="41.921" calcext:value-type="float">
            <text:p>41.9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2311" calcext:value-type="float">
            <text:p>75.231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987" calcext:value-type="float">
            <text:p>74.987</text:p>
          </table:table-cell>
          <table:table-cell office:value-type="float" office:value="75.073" calcext:value-type="float">
            <text:p>75.073</text:p>
          </table:table-cell>
          <table:table-cell office:value-type="float" office:value="75.187" calcext:value-type="float">
            <text:p>75.187</text:p>
          </table:table-cell>
          <table:table-cell office:value-type="float" office:value="87.763" calcext:value-type="float">
            <text:p>87.7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.3" calcext:value-type="float">
            <text:p>149.3</text:p>
          </table:table-cell>
          <table:table-cell office:value-type="float" office:value="2.46666" calcext:value-type="float">
            <text:p>2.46666</text:p>
          </table:table-cell>
          <table:table-cell office:value-type="float" office:value="148.481" calcext:value-type="float">
            <text:p>148.481</text:p>
          </table:table-cell>
          <table:table-cell office:value-type="float" office:value="148.892" calcext:value-type="float">
            <text:p>148.892</text:p>
          </table:table-cell>
          <table:table-cell office:value-type="float" office:value="149.041" calcext:value-type="float">
            <text:p>149.041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73.709" calcext:value-type="float">
            <text:p>17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4.99656" calcext:value-type="float">
            <text:p>4.99656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6.3" calcext:value-type="float">
            <text:p>296.3</text:p>
          </table:table-cell>
          <table:table-cell office:value-type="float" office:value="296.571" calcext:value-type="float">
            <text:p>296.571</text:p>
          </table:table-cell>
          <table:table-cell office:value-type="float" office:value="346.196" calcext:value-type="float">
            <text:p>346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2.993" calcext:value-type="float">
            <text:p>592.993</text:p>
          </table:table-cell>
          <table:table-cell office:value-type="float" office:value="9.73912" calcext:value-type="float">
            <text:p>9.73912</text:p>
          </table:table-cell>
          <table:table-cell office:value-type="float" office:value="588.147" calcext:value-type="float">
            <text:p>588.147</text:p>
          </table:table-cell>
          <table:table-cell office:value-type="float" office:value="591.547" calcext:value-type="float">
            <text:p>591.547</text:p>
          </table:table-cell>
          <table:table-cell office:value-type="float" office:value="591.829" calcext:value-type="float">
            <text:p>591.829</text:p>
          </table:table-cell>
          <table:table-cell office:value-type="float" office:value="592.283" calcext:value-type="float">
            <text:p>592.283</text:p>
          </table:table-cell>
          <table:table-cell office:value-type="float" office:value="689.415" calcext:value-type="float">
            <text:p>689.4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378.1" calcext:value-type="float">
            <text:p>1378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017914" calcext:value-type="float">
            <text:p>0.001791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0260338" calcext:value-type="float">
            <text:p>0.002603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00682117" calcext:value-type="float">
            <text:p>0.006821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797684" calcext:value-type="float">
            <text:p>0.007976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2" calcext:value-type="float">
            <text:p>0.1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00528404" calcext:value-type="float">
            <text:p>0.005284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59797" calcext:value-type="float">
            <text:p>0.008597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00257548" calcext:value-type="float">
            <text:p>0.002575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0388273" calcext:value-type="float">
            <text:p>0.003882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00508892" calcext:value-type="float">
            <text:p>0.005088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0546742" calcext:value-type="float">
            <text:p>0.05467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735" calcext:value-type="float">
            <text:p>0.7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0235287" calcext:value-type="float">
            <text:p>0.0235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07" calcext:value-type="float">
            <text:p>0.40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0891212" calcext:value-type="float">
            <text:p>0.00891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26" calcext:value-type="float">
            <text:p>0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0.0153011" calcext:value-type="float">
            <text:p>0.01530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00907235" calcext:value-type="float">
            <text:p>0.009072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8" calcext:value-type="float">
            <text:p>0.3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86" calcext:value-type="float">
            <text:p>0.3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884081" calcext:value-type="float">
            <text:p>0.008840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2" calcext:value-type="float">
            <text:p>0.3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07447" calcext:value-type="float">
            <text:p>0.010744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8" calcext:value-type="float">
            <text:p>0.3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46" calcext:value-type="float">
            <text:p>0.33646</text:p>
          </table:table-cell>
          <table:table-cell office:value-type="float" office:value="0.0114459" calcext:value-type="float">
            <text:p>0.0114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0164627" calcext:value-type="float">
            <text:p>0.01646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7" calcext:value-type="float">
            <text:p>0.4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641" calcext:value-type="float">
            <text:p>0.36641</text:p>
          </table:table-cell>
          <table:table-cell office:value-type="float" office:value="0.0154234" calcext:value-type="float">
            <text:p>0.01542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" calcext:value-type="float">
            <text:p>0.4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0190123" calcext:value-type="float">
            <text:p>0.0190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5" calcext:value-type="float">
            <text:p>0.4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0226824" calcext:value-type="float">
            <text:p>0.02268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7" calcext:value-type="float">
            <text:p>0.5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75" calcext:value-type="float">
            <text:p>0.41175</text:p>
          </table:table-cell>
          <table:table-cell office:value-type="float" office:value="0.0189021" calcext:value-type="float">
            <text:p>0.01890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0146906" calcext:value-type="float">
            <text:p>0.01469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7" calcext:value-type="float">
            <text:p>0.4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.1332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409" calcext:value-type="float">
            <text:p>0.4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0312807" calcext:value-type="float">
            <text:p>0.03128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0343739" calcext:value-type="float">
            <text:p>0.03437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398" calcext:value-type="float">
            <text:p>0.26398</text:p>
          </table:table-cell>
          <table:table-cell office:value-type="float" office:value="0.0403587" calcext:value-type="float">
            <text:p>0.04035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61" calcext:value-type="float">
            <text:p>0.6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26" calcext:value-type="float">
            <text:p>0.30926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308" calcext:value-type="float">
            <text:p>0.35308</text:p>
          </table:table-cell>
          <table:table-cell office:value-type="float" office:value="0.0446024" calcext:value-type="float">
            <text:p>0.04460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92" calcext:value-type="float">
            <text:p>0.7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861" calcext:value-type="float">
            <text:p>0.8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0.051365" calcext:value-type="float">
            <text:p>0.0513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951" calcext:value-type="float">
            <text:p>0.9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0.0560569" calcext:value-type="float">
            <text:p>0.05605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1.036" calcext:value-type="float">
            <text:p>1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056503" calcext:value-type="float">
            <text:p>0.0565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1.085" calcext:value-type="float">
            <text:p>1.0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.0595296" calcext:value-type="float">
            <text:p>0.059529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1.163" calcext:value-type="float">
            <text:p>1.1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57" calcext:value-type="float">
            <text:p>0.61757</text:p>
          </table:table-cell>
          <table:table-cell office:value-type="float" office:value="0.0663527" calcext:value-type="float">
            <text:p>0.066352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64" calcext:value-type="float">
            <text:p>0.66364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1.321" calcext:value-type="float">
            <text:p>1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072976" calcext:value-type="float">
            <text:p>0.0729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1.435" calcext:value-type="float">
            <text:p>1.4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0752253" calcext:value-type="float">
            <text:p>0.075225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1.501" calcext:value-type="float">
            <text:p>1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0792544" calcext:value-type="float">
            <text:p>0.079254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1.576" calcext:value-type="float">
            <text:p>1.5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785933" calcext:value-type="float">
            <text:p>0.07859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1.624" calcext:value-type="float">
            <text:p>1.6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0823596" calcext:value-type="float">
            <text:p>0.08235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1.721" calcext:value-type="float">
            <text:p>1.7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835117" calcext:value-type="float">
            <text:p>0.0835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757" calcext:value-type="float">
            <text:p>1.7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086414" calcext:value-type="float">
            <text:p>0.08641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831" calcext:value-type="float">
            <text:p>1.8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0.0925863" calcext:value-type="float">
            <text:p>0.092586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4" calcext:value-type="float">
            <text:p>1.024</text:p>
          </table:table-cell>
          <table:table-cell office:value-type="float" office:value="1.944" calcext:value-type="float">
            <text:p>1.9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0936798" calcext:value-type="float">
            <text:p>0.0936798</text:p>
          </table:table-cell>
          <table:table-cell office:value-type="float" office:value="1.04" calcext:value-type="float">
            <text:p>1.04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6" calcext:value-type="float">
            <text:p>1.06</text:p>
          </table:table-cell>
          <table:table-cell office:value-type="float" office:value="1.989" calcext:value-type="float">
            <text:p>1.9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0.0985863" calcext:value-type="float">
            <text:p>0.0985863</text:p>
          </table:table-cell>
          <table:table-cell office:value-type="float" office:value="1.08" calcext:value-type="float">
            <text:p>1.08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2.083" calcext:value-type="float">
            <text:p>2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98" calcext:value-type="float">
            <text:p>1.1599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1.137" calcext:value-type="float">
            <text:p>1.137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7" calcext:value-type="float">
            <text:p>1.147</text:p>
          </table:table-cell>
          <table:table-cell office:value-type="float" office:value="1.156" calcext:value-type="float">
            <text:p>1.156</text:p>
          </table:table-cell>
          <table:table-cell office:value-type="float" office:value="2.18" calcext:value-type="float">
            <text:p>2.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5" calcext:value-type="float">
            <text:p>1.175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345" calcext:value-type="float">
            <text:p>1.26345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8" calcext:value-type="float">
            <text:p>1.248</text:p>
          </table:table-cell>
          <table:table-cell office:value-type="float" office:value="1.261" calcext:value-type="float">
            <text:p>1.261</text:p>
          </table:table-cell>
          <table:table-cell office:value-type="float" office:value="2.311" calcext:value-type="float">
            <text:p>2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03.53" calcext:value-type="float">
            <text:p>8703.53</text:p>
          </table:table-cell>
          <table:table-cell office:value-type="float" office:value="78.0917" calcext:value-type="float">
            <text:p>78.0917</text:p>
          </table:table-cell>
          <table:table-cell office:value-type="float" office:value="8099.17" calcext:value-type="float">
            <text:p>8099.17</text:p>
          </table:table-cell>
          <table:table-cell office:value-type="float" office:value="8663.23" calcext:value-type="float">
            <text:p>8663.23</text:p>
          </table:table-cell>
          <table:table-cell office:value-type="float" office:value="8713.78" calcext:value-type="float">
            <text:p>8713.78</text:p>
          </table:table-cell>
          <table:table-cell office:value-type="float" office:value="8745.11" calcext:value-type="float">
            <text:p>8745.11</text:p>
          </table:table-cell>
          <table:table-cell office:value-type="float" office:value="8824.45" calcext:value-type="float">
            <text:p>8824.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7.2" calcext:value-type="float">
            <text:p>17347.2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6429.7" calcext:value-type="float">
            <text:p>16429.7</text:p>
          </table:table-cell>
          <table:table-cell office:value-type="float" office:value="17315.2" calcext:value-type="float">
            <text:p>17315.2</text:p>
          </table:table-cell>
          <table:table-cell office:value-type="float" office:value="17349.1" calcext:value-type="float">
            <text:p>17349.1</text:p>
          </table:table-cell>
          <table:table-cell office:value-type="float" office:value="17380.9" calcext:value-type="float">
            <text:p>17380.9</text:p>
          </table:table-cell>
          <table:table-cell office:value-type="float" office:value="17568.9" calcext:value-type="float">
            <text:p>17568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24" calcext:value-type="float">
            <text:p>0.09424</text:p>
          </table:table-cell>
          <table:table-cell office:value-type="float" office:value="0.107215" calcext:value-type="float">
            <text:p>0.1072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8" calcext:value-type="float">
            <text:p>1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211591" calcext:value-type="float">
            <text:p>0.021159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3553" calcext:value-type="float">
            <text:p>0.0213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9" calcext:value-type="float">
            <text:p>0.2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212081" calcext:value-type="float">
            <text:p>0.021208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" calcext:value-type="float">
            <text:p>0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355245" calcext:value-type="float">
            <text:p>0.03552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6" calcext:value-type="float">
            <text:p>0.4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363407" calcext:value-type="float">
            <text:p>0.03634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56727" calcext:value-type="float">
            <text:p>0.0356727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0383283" calcext:value-type="float">
            <text:p>0.038328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368609" calcext:value-type="float">
            <text:p>0.036860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415494" calcext:value-type="float">
            <text:p>0.04154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502" calcext:value-type="float">
            <text:p>0.5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0390711" calcext:value-type="float">
            <text:p>0.0390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0449659" calcext:value-type="float">
            <text:p>0.04496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1" calcext:value-type="float">
            <text:p>0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0566208" calcext:value-type="float">
            <text:p>0.05662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711" calcext:value-type="float">
            <text:p>0.7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23" calcext:value-type="float">
            <text:p>0.22123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968" calcext:value-type="float">
            <text:p>0.9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11" calcext:value-type="float">
            <text:p>0.56111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1.685" calcext:value-type="float">
            <text:p>1.6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496" calcext:value-type="float">
            <text:p>1.02496</text:p>
          </table:table-cell>
          <table:table-cell office:value-type="float" office:value="0.196348" calcext:value-type="float">
            <text:p>0.196348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office:value-type="float" office:value="2.978" calcext:value-type="float">
            <text:p>2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18" calcext:value-type="float">
            <text:p>1.918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7" calcext:value-type="float">
            <text:p>1.927</text:p>
          </table:table-cell>
          <table:table-cell office:value-type="float" office:value="5.422" calcext:value-type="float">
            <text:p>5.4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198" calcext:value-type="float">
            <text:p>3.82198</text:p>
          </table:table-cell>
          <table:table-cell office:value-type="float" office:value="0.653314" calcext:value-type="float">
            <text:p>0.653314</text:p>
          </table:table-cell>
          <table:table-cell office:value-type="float" office:value="3.743" calcext:value-type="float">
            <text:p>3.743</text:p>
          </table:table-cell>
          <table:table-cell office:value-type="float" office:value="3.75" calcext:value-type="float">
            <text:p>3.7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61" calcext:value-type="float">
            <text:p>3.761</text:p>
          </table:table-cell>
          <table:table-cell office:value-type="float" office:value="10.322" calcext:value-type="float">
            <text:p>1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4719" calcext:value-type="float">
            <text:p>7.54719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7.383" calcext:value-type="float">
            <text:p>7.383</text:p>
          </table:table-cell>
          <table:table-cell office:value-type="float" office:value="7.416" calcext:value-type="float">
            <text:p>7.416</text:p>
          </table:table-cell>
          <table:table-cell office:value-type="float" office:value="7.421" calcext:value-type="float">
            <text:p>7.421</text:p>
          </table:table-cell>
          <table:table-cell office:value-type="float" office:value="7.424" calcext:value-type="float">
            <text:p>7.424</text:p>
          </table:table-cell>
          <table:table-cell office:value-type="float" office:value="20.108" calcext:value-type="float">
            <text:p>2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091" calcext:value-type="float">
            <text:p>15.0091</text:p>
          </table:table-cell>
          <table:table-cell office:value-type="float" office:value="2.47534" calcext:value-type="float">
            <text:p>2.47534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752" calcext:value-type="float">
            <text:p>14.752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769" calcext:value-type="float">
            <text:p>14.769</text:p>
          </table:table-cell>
          <table:table-cell office:value-type="float" office:value="39.638" calcext:value-type="float">
            <text:p>39.6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9221" calcext:value-type="float">
            <text:p>29.9221</text:p>
          </table:table-cell>
          <table:table-cell office:value-type="float" office:value="4.91063" calcext:value-type="float">
            <text:p>4.91063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5" calcext:value-type="float">
            <text:p>29.415</text:p>
          </table:table-cell>
          <table:table-cell office:value-type="float" office:value="29.429" calcext:value-type="float">
            <text:p>29.429</text:p>
          </table:table-cell>
          <table:table-cell office:value-type="float" office:value="29.442" calcext:value-type="float">
            <text:p>29.442</text:p>
          </table:table-cell>
          <table:table-cell office:value-type="float" office:value="78.782" calcext:value-type="float">
            <text:p>78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75" calcext:value-type="float">
            <text:p>59.75</text:p>
          </table:table-cell>
          <table:table-cell office:value-type="float" office:value="9.77746" calcext:value-type="float">
            <text:p>9.77746</text:p>
          </table:table-cell>
          <table:table-cell office:value-type="float" office:value="58.711" calcext:value-type="float">
            <text:p>58.711</text:p>
          </table:table-cell>
          <table:table-cell office:value-type="float" office:value="58.745" calcext:value-type="float">
            <text:p>58.745</text:p>
          </table:table-cell>
          <table:table-cell office:value-type="float" office:value="58.766" calcext:value-type="float">
            <text:p>58.766</text:p>
          </table:table-cell>
          <table:table-cell office:value-type="float" office:value="58.787" calcext:value-type="float">
            <text:p>58.787</text:p>
          </table:table-cell>
          <table:table-cell office:value-type="float" office:value="157.034" calcext:value-type="float">
            <text:p>157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7.442" calcext:value-type="float">
            <text:p>117.442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313.752" calcext:value-type="float">
            <text:p>313.7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793725" calcext:value-type="float">
            <text:p>0.000793725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0601996" calcext:value-type="float">
            <text:p>0.00060199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0756571" calcext:value-type="float">
            <text:p>0.00075657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573062" calcext:value-type="float">
            <text:p>0.0005730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642728" calcext:value-type="float">
            <text:p>0.00064272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682569" calcext:value-type="float">
            <text:p>0.00068256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378782" calcext:value-type="float">
            <text:p>0.003787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726292" calcext:value-type="float">
            <text:p>0.0007262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63936" calcext:value-type="float">
            <text:p>0.0016393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653835" calcext:value-type="float">
            <text:p>0.0006538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738926" calcext:value-type="float">
            <text:p>0.007389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26292" calcext:value-type="float">
            <text:p>0.00072629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825287" calcext:value-type="float">
            <text:p>0.00082528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0930537" calcext:value-type="float">
            <text:p>0.0009305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89" calcext:value-type="float">
            <text:p>0.000741889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36138" calcext:value-type="float">
            <text:p>0.00073613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584099" calcext:value-type="float">
            <text:p>0.0058409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821218" calcext:value-type="float">
            <text:p>0.00082121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0381013" calcext:value-type="float">
            <text:p>0.00381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910989" calcext:value-type="float">
            <text:p>0.00091098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672012" calcext:value-type="float">
            <text:p>0.000672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584124" calcext:value-type="float">
            <text:p>0.00584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481068" calcext:value-type="float">
            <text:p>0.048106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97" calcext:value-type="float">
            <text:p>0.49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766563" calcext:value-type="float">
            <text:p>0.007665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124816" calcext:value-type="float">
            <text:p>0.0012481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676683" calcext:value-type="float">
            <text:p>0.00067668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8392" calcext:value-type="float">
            <text:p>0.017839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75832" calcext:value-type="float">
            <text:p>0.01758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689" calcext:value-type="float">
            <text:p>0.017668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5212" calcext:value-type="float">
            <text:p>0.018521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7181" calcext:value-type="float">
            <text:p>0.017718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76882" calcext:value-type="float">
            <text:p>0.01768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78191" calcext:value-type="float">
            <text:p>0.017819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77656" calcext:value-type="float">
            <text:p>0.0177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7749" calcext:value-type="float">
            <text:p>0.017774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76903" calcext:value-type="float">
            <text:p>0.017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78775" calcext:value-type="float">
            <text:p>0.017877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8382" calcext:value-type="float">
            <text:p>0.017838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96" calcext:value-type="float">
            <text:p>0.0179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2406" calcext:value-type="float">
            <text:p>0.018240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9377" calcext:value-type="float">
            <text:p>0.017937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083" calcext:value-type="float">
            <text:p>0.018008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81682" calcext:value-type="float">
            <text:p>0.01816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294" calcext:value-type="float">
            <text:p>0.017929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9814" calcext:value-type="float">
            <text:p>0.01798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8423" calcext:value-type="float">
            <text:p>0.017842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3768" calcext:value-type="float">
            <text:p>0.018376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81572" calcext:value-type="float">
            <text:p>0.018157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8656" calcext:value-type="float">
            <text:p>0.0178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6.36" calcext:value-type="float">
            <text:p>2136.36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958.37" calcext:value-type="float">
            <text:p>1958.37</text:p>
          </table:table-cell>
          <table:table-cell office:value-type="float" office:value="2138.61" calcext:value-type="float">
            <text:p>2138.61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147.51" calcext:value-type="float">
            <text:p>2147.51</text:p>
          </table:table-cell>
          <table:table-cell office:value-type="float" office:value="2160.44" calcext:value-type="float">
            <text:p>2160.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32" calcext:value-type="float">
            <text:p>4270.32</text:p>
          </table:table-cell>
          <table:table-cell office:value-type="float" office:value="66.5477" calcext:value-type="float">
            <text:p>66.5477</text:p>
          </table:table-cell>
          <table:table-cell office:value-type="float" office:value="3909.11" calcext:value-type="float">
            <text:p>3909.11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283.44" calcext:value-type="float">
            <text:p>4283.44</text:p>
          </table:table-cell>
          <table:table-cell office:value-type="float" office:value="4289.98" calcext:value-type="float">
            <text:p>4289.98</text:p>
          </table:table-cell>
          <table:table-cell office:value-type="float" office:value="4310.36" calcext:value-type="float">
            <text:p>4310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10556" calcext:value-type="float">
            <text:p>0.1055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1.106" calcext:value-type="float">
            <text:p>1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1.112" calcext:value-type="float">
            <text:p>1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1.117" calcext:value-type="float">
            <text:p>1.1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200434" calcext:value-type="float">
            <text:p>0.02004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0217967" calcext:value-type="float">
            <text:p>0.0217967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62" calcext:value-type="float">
            <text:p>0.2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0344304" calcext:value-type="float">
            <text:p>0.0344304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89" calcext:value-type="float">
            <text:p>0.3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346488" calcext:value-type="float">
            <text:p>0.0346488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350676" calcext:value-type="float">
            <text:p>0.03506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7" calcext:value-type="float">
            <text:p>0.3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35626" calcext:value-type="float">
            <text:p>0.035626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16" calcext:value-type="float">
            <text:p>0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414929" calcext:value-type="float">
            <text:p>0.04149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469" calcext:value-type="float">
            <text:p>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444159" calcext:value-type="float">
            <text:p>0.0444159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08" calcext:value-type="float">
            <text:p>0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51494" calcext:value-type="float">
            <text:p>0.055149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0738017" calcext:value-type="float">
            <text:p>0.07380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57" calcext:value-type="float">
            <text:p>0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110905" calcext:value-type="float">
            <text:p>0.11090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1.395" calcext:value-type="float">
            <text:p>1.3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" calcext:value-type="float">
            <text:p>2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4.468" calcext:value-type="float">
            <text:p>4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0.657927" calcext:value-type="float">
            <text:p>0.657927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6" calcext:value-type="float">
            <text:p>1.926</text:p>
          </table:table-cell>
          <table:table-cell office:value-type="float" office:value="8.535" calcext:value-type="float">
            <text:p>8.5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4" calcext:value-type="float">
            <text:p>3.794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475" calcext:value-type="float">
            <text:p>16.4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575" calcext:value-type="float">
            <text:p>7.80575</text:p>
          </table:table-cell>
          <table:table-cell office:value-type="float" office:value="2.47706" calcext:value-type="float">
            <text:p>2.47706</text:p>
          </table:table-cell>
          <table:table-cell office:value-type="float" office:value="7.538" calcext:value-type="float">
            <text:p>7.538</text:p>
          </table:table-cell>
          <table:table-cell office:value-type="float" office:value="7.548" calcext:value-type="float">
            <text:p>7.548</text:p>
          </table:table-cell>
          <table:table-cell office:value-type="float" office:value="7.557" calcext:value-type="float">
            <text:p>7.557</text:p>
          </table:table-cell>
          <table:table-cell office:value-type="float" office:value="7.566" calcext:value-type="float">
            <text:p>7.566</text:p>
          </table:table-cell>
          <table:table-cell office:value-type="float" office:value="32.452" calcext:value-type="float">
            <text:p>32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33" calcext:value-type="float">
            <text:p>15.5733</text:p>
          </table:table-cell>
          <table:table-cell office:value-type="float" office:value="4.9103" calcext:value-type="float">
            <text:p>4.9103</text:p>
          </table:table-cell>
          <table:table-cell office:value-type="float" office:value="15.054" calcext:value-type="float">
            <text:p>15.05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5.079" calcext:value-type="float">
            <text:p>15.079</text:p>
          </table:table-cell>
          <table:table-cell office:value-type="float" office:value="15.088" calcext:value-type="float">
            <text:p>15.088</text:p>
          </table:table-cell>
          <table:table-cell office:value-type="float" office:value="64.43" calcext:value-type="float">
            <text:p>6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1218" calcext:value-type="float">
            <text:p>31.1218</text:p>
          </table:table-cell>
          <table:table-cell office:value-type="float" office:value="9.78248" calcext:value-type="float">
            <text:p>9.78248</text:p>
          </table:table-cell>
          <table:table-cell office:value-type="float" office:value="30.07" calcext:value-type="float">
            <text:p>30.07</text:p>
          </table:table-cell>
          <table:table-cell office:value-type="float" office:value="30.122" calcext:value-type="float">
            <text:p>30.122</text:p>
          </table:table-cell>
          <table:table-cell office:value-type="float" office:value="30.138" calcext:value-type="float">
            <text:p>30.138</text:p>
          </table:table-cell>
          <table:table-cell office:value-type="float" office:value="30.152" calcext:value-type="float">
            <text:p>30.152</text:p>
          </table:table-cell>
          <table:table-cell office:value-type="float" office:value="128.456" calcext:value-type="float">
            <text:p>128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.225" calcext:value-type="float">
            <text:p>62.225</text:p>
          </table:table-cell>
          <table:table-cell office:value-type="float" office:value="19.5186" calcext:value-type="float">
            <text:p>19.5186</text:p>
          </table:table-cell>
          <table:table-cell office:value-type="float" office:value="60.195" calcext:value-type="float">
            <text:p>60.195</text:p>
          </table:table-cell>
          <table:table-cell office:value-type="float" office:value="60.247" calcext:value-type="float">
            <text:p>60.247</text:p>
          </table:table-cell>
          <table:table-cell office:value-type="float" office:value="60.263" calcext:value-type="float">
            <text:p>60.263</text:p>
          </table:table-cell>
          <table:table-cell office:value-type="float" office:value="60.28" calcext:value-type="float">
            <text:p>60.28</text:p>
          </table:table-cell>
          <table:table-cell office:value-type="float" office:value="256.432" calcext:value-type="float">
            <text:p>256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68374" calcext:value-type="float">
            <text:p>0.0006837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9" calcext:value-type="float">
            <text:p>0.0007418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31847" calcext:value-type="float">
            <text:p>0.00073184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542125" calcext:value-type="float">
            <text:p>0.00054212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0779423" calcext:value-type="float">
            <text:p>0.0007794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587452" calcext:value-type="float">
            <text:p>0.00058745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0713863" calcext:value-type="float">
            <text:p>0.0007138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697424" calcext:value-type="float">
            <text:p>0.0006974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0699357" calcext:value-type="float">
            <text:p>0.00069935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7178" calcext:value-type="float">
            <text:p>0.00087178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623217" calcext:value-type="float">
            <text:p>0.00062321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723602" calcext:value-type="float">
            <text:p>0.00072360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699357" calcext:value-type="float">
            <text:p>0.00069935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31276" calcext:value-type="float">
            <text:p>0.0031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710704" calcext:value-type="float">
            <text:p>0.00071070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7494" calcext:value-type="float">
            <text:p>0.00074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32284" calcext:value-type="float">
            <text:p>0.00132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78233" calcext:value-type="float">
            <text:p>0.00067823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640312" calcext:value-type="float">
            <text:p>0.000640312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226504" calcext:value-type="float">
            <text:p>0.002265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591523" calcext:value-type="float">
            <text:p>0.0005915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81111" calcext:value-type="float">
            <text:p>0.000811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823164" calcext:value-type="float">
            <text:p>0.000823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228961" calcext:value-type="float">
            <text:p>0.022896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210036" calcext:value-type="float">
            <text:p>0.021003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207766" calcext:value-type="float">
            <text:p>0.020776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05699" calcext:value-type="float">
            <text:p>0.02056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6272" calcext:value-type="float">
            <text:p>0.020627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6621" calcext:value-type="float">
            <text:p>0.0206621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08982" calcext:value-type="float">
            <text:p>0.020898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207323" calcext:value-type="float">
            <text:p>0.02073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209499" calcext:value-type="float">
            <text:p>0.02094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209144" calcext:value-type="float">
            <text:p>0.020914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5991" calcext:value-type="float">
            <text:p>0.02059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9" calcext:value-type="float">
            <text:p>0.2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207632" calcext:value-type="float">
            <text:p>0.02076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209904" calcext:value-type="float">
            <text:p>0.02099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205517" calcext:value-type="float">
            <text:p>0.02055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211161" calcext:value-type="float">
            <text:p>0.021116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216099" calcext:value-type="float">
            <text:p>0.02160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11381" calcext:value-type="float">
            <text:p>0.021138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278154" calcext:value-type="float">
            <text:p>0.027815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1" calcext:value-type="float">
            <text:p>0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251973" calcext:value-type="float">
            <text:p>0.025197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12633" calcext:value-type="float">
            <text:p>0.021263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241219" calcext:value-type="float">
            <text:p>0.024121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85" calcext:value-type="float">
            <text:p>0.2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212611" calcext:value-type="float">
            <text:p>0.02126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Grover_Sear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26" calcext:value-type="float">
            <text:p>0.83226</text:p>
          </table:table-cell>
          <table:table-cell office:value-type="float" office:value="0.0391381" calcext:value-type="float">
            <text:p>0.03913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7" calcext:value-type="float">
            <text:p>0.847</text:p>
          </table:table-cell>
          <table:table-cell office:value-type="float" office:value="1.149" calcext:value-type="float">
            <text:p>1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0.0328333" calcext:value-type="float">
            <text:p>0.0328333</text:p>
          </table:table-cell>
          <table:table-cell office:value-type="float" office:value="1.396" calcext:value-type="float">
            <text:p>1.396</text:p>
          </table:table-cell>
          <table:table-cell office:value-type="float" office:value="1.417" calcext:value-type="float">
            <text:p>1.417</text:p>
          </table:table-cell>
          <table:table-cell office:value-type="float" office:value="1.438" calcext:value-type="float">
            <text:p>1.438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8" calcext:value-type="float">
            <text:p>1.6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0337572" calcext:value-type="float">
            <text:p>0.0337572</text:p>
          </table:table-cell>
          <table:table-cell office:value-type="float" office:value="1.275" calcext:value-type="float">
            <text:p>1.275</text:p>
          </table:table-cell>
          <table:table-cell office:value-type="float" office:value="1.288" calcext:value-type="float">
            <text:p>1.288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6" calcext:value-type="float">
            <text:p>1.326</text:p>
          </table:table-cell>
          <table:table-cell office:value-type="float" office:value="1.567" calcext:value-type="float">
            <text:p>1.5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0.0354929" calcext:value-type="float">
            <text:p>0.0354929</text:p>
          </table:table-cell>
          <table:table-cell office:value-type="float" office:value="1.715" calcext:value-type="float">
            <text:p>1.715</text:p>
          </table:table-cell>
          <table:table-cell office:value-type="float" office:value="1.736" calcext:value-type="float">
            <text:p>1.736</text:p>
          </table:table-cell>
          <table:table-cell office:value-type="float" office:value="1.753" calcext:value-type="float">
            <text:p>1.753</text:p>
          </table:table-cell>
          <table:table-cell office:value-type="float" office:value="1.765" calcext:value-type="float">
            <text:p>1.765</text:p>
          </table:table-cell>
          <table:table-cell office:value-type="float" office:value="2.001" calcext:value-type="float">
            <text:p>2.0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0.0373311" calcext:value-type="float">
            <text:p>0.0373311</text:p>
          </table:table-cell>
          <table:table-cell office:value-type="float" office:value="2.27" calcext:value-type="float">
            <text:p>2.27</text:p>
          </table:table-cell>
          <table:table-cell office:value-type="float" office:value="2.299" calcext:value-type="float">
            <text:p>2.29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19" calcext:value-type="float">
            <text:p>2.319</text:p>
          </table:table-cell>
          <table:table-cell office:value-type="float" office:value="2.596" calcext:value-type="float">
            <text:p>2.5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167" calcext:value-type="float">
            <text:p>3.01167</text:p>
          </table:table-cell>
          <table:table-cell office:value-type="float" office:value="0.0356587" calcext:value-type="float">
            <text:p>0.0356587</text:p>
          </table:table-cell>
          <table:table-cell office:value-type="float" office:value="2.956" calcext:value-type="float">
            <text:p>2.956</text:p>
          </table:table-cell>
          <table:table-cell office:value-type="float" office:value="2.996" calcext:value-type="float">
            <text:p>2.996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9" calcext:value-type="float">
            <text:p>3.019</text:p>
          </table:table-cell>
          <table:table-cell office:value-type="float" office:value="3.298" calcext:value-type="float">
            <text:p>3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863" calcext:value-type="float">
            <text:p>3.75863</text:p>
          </table:table-cell>
          <table:table-cell office:value-type="float" office:value="0.0321511" calcext:value-type="float">
            <text:p>0.0321511</text:p>
          </table:table-cell>
          <table:table-cell office:value-type="float" office:value="3.71" calcext:value-type="float">
            <text:p>3.71</text:p>
          </table:table-cell>
          <table:table-cell office:value-type="float" office:value="3.744" calcext:value-type="float">
            <text:p>3.744</text:p>
          </table:table-cell>
          <table:table-cell office:value-type="float" office:value="3.753" calcext:value-type="float">
            <text:p>3.753</text:p>
          </table:table-cell>
          <table:table-cell office:value-type="float" office:value="3.766" calcext:value-type="float">
            <text:p>3.766</text:p>
          </table:table-cell>
          <table:table-cell office:value-type="float" office:value="4.03" calcext:value-type="float">
            <text:p>4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067" calcext:value-type="float">
            <text:p>4.6067</text:p>
          </table:table-cell>
          <table:table-cell office:value-type="float" office:value="0.0552521" calcext:value-type="float">
            <text:p>0.0552521</text:p>
          </table:table-cell>
          <table:table-cell office:value-type="float" office:value="4.556" calcext:value-type="float">
            <text:p>4.556</text:p>
          </table:table-cell>
          <table:table-cell office:value-type="float" office:value="4.585" calcext:value-type="float">
            <text:p>4.585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2" calcext:value-type="float">
            <text:p>4.612</text:p>
          </table:table-cell>
          <table:table-cell office:value-type="float" office:value="5.082" calcext:value-type="float">
            <text:p>5.0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1884" calcext:value-type="float">
            <text:p>5.51884</text:p>
          </table:table-cell>
          <table:table-cell office:value-type="float" office:value="0.0518671" calcext:value-type="float">
            <text:p>0.0518671</text:p>
          </table:table-cell>
          <table:table-cell office:value-type="float" office:value="5.471" calcext:value-type="float">
            <text:p>5.471</text:p>
          </table:table-cell>
          <table:table-cell office:value-type="float" office:value="5.499" calcext:value-type="float">
            <text:p>5.499</text:p>
          </table:table-cell>
          <table:table-cell office:value-type="float" office:value="5.511" calcext:value-type="float">
            <text:p>5.511</text:p>
          </table:table-cell>
          <table:table-cell office:value-type="float" office:value="5.527" calcext:value-type="float">
            <text:p>5.527</text:p>
          </table:table-cell>
          <table:table-cell office:value-type="float" office:value="5.986" calcext:value-type="float">
            <text:p>5.9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5054" calcext:value-type="float">
            <text:p>6.85054</text:p>
          </table:table-cell>
          <table:table-cell office:value-type="float" office:value="0.0750532" calcext:value-type="float">
            <text:p>0.0750532</text:p>
          </table:table-cell>
          <table:table-cell office:value-type="float" office:value="6.774" calcext:value-type="float">
            <text:p>6.774</text:p>
          </table:table-cell>
          <table:table-cell office:value-type="float" office:value="6.82" calcext:value-type="float">
            <text:p>6.82</text:p>
          </table:table-cell>
          <table:table-cell office:value-type="float" office:value="6.835" calcext:value-type="float">
            <text:p>6.835</text:p>
          </table:table-cell>
          <table:table-cell office:value-type="float" office:value="6.85" calcext:value-type="float">
            <text:p>6.85</text:p>
          </table:table-cell>
          <table:table-cell office:value-type="float" office:value="7.281" calcext:value-type="float">
            <text:p>7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2925" calcext:value-type="float">
            <text:p>7.72925</text:p>
          </table:table-cell>
          <table:table-cell office:value-type="float" office:value="0.0518028" calcext:value-type="float">
            <text:p>0.0518028</text:p>
          </table:table-cell>
          <table:table-cell office:value-type="float" office:value="7.664" calcext:value-type="float">
            <text:p>7.664</text:p>
          </table:table-cell>
          <table:table-cell office:value-type="float" office:value="7.709" calcext:value-type="float">
            <text:p>7.709</text:p>
          </table:table-cell>
          <table:table-cell office:value-type="float" office:value="7.722" calcext:value-type="float">
            <text:p>7.722</text:p>
          </table:table-cell>
          <table:table-cell office:value-type="float" office:value="7.734" calcext:value-type="float">
            <text:p>7.734</text:p>
          </table:table-cell>
          <table:table-cell office:value-type="float" office:value="8.147" calcext:value-type="float">
            <text:p>8.1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809" calcext:value-type="float">
            <text:p>9.2809</text:p>
          </table:table-cell>
          <table:table-cell office:value-type="float" office:value="0.0512263" calcext:value-type="float">
            <text:p>0.0512263</text:p>
          </table:table-cell>
          <table:table-cell office:value-type="float" office:value="9.208" calcext:value-type="float">
            <text:p>9.208</text:p>
          </table:table-cell>
          <table:table-cell office:value-type="float" office:value="9.255" calcext:value-type="float">
            <text:p>9.255</text:p>
          </table:table-cell>
          <table:table-cell office:value-type="float" office:value="9.275" calcext:value-type="float">
            <text:p>9.275</text:p>
          </table:table-cell>
          <table:table-cell office:value-type="float" office:value="9.296" calcext:value-type="float">
            <text:p>9.296</text:p>
          </table:table-cell>
          <table:table-cell office:value-type="float" office:value="9.681" calcext:value-type="float">
            <text:p>9.6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093" calcext:value-type="float">
            <text:p>10.7093</text:p>
          </table:table-cell>
          <table:table-cell office:value-type="float" office:value="0.084082" calcext:value-type="float">
            <text:p>0.084082</text:p>
          </table:table-cell>
          <table:table-cell office:value-type="float" office:value="10.637" calcext:value-type="float">
            <text:p>10.637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694" calcext:value-type="float">
            <text:p>10.694</text:p>
          </table:table-cell>
          <table:table-cell office:value-type="float" office:value="10.718" calcext:value-type="float">
            <text:p>10.718</text:p>
          </table:table-cell>
          <table:table-cell office:value-type="float" office:value="11.182" calcext:value-type="float">
            <text:p>11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023" calcext:value-type="float">
            <text:p>14.5023</text:p>
          </table:table-cell>
          <table:table-cell office:value-type="float" office:value="0.0847804" calcext:value-type="float">
            <text:p>0.0847804</text:p>
          </table:table-cell>
          <table:table-cell office:value-type="float" office:value="14.402" calcext:value-type="float">
            <text:p>14.402</text:p>
          </table:table-cell>
          <table:table-cell office:value-type="float" office:value="14.459" calcext:value-type="float">
            <text:p>14.459</text:p>
          </table:table-cell>
          <table:table-cell office:value-type="float" office:value="14.489" calcext:value-type="float">
            <text:p>14.48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5.056" calcext:value-type="float">
            <text:p>15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1847" calcext:value-type="float">
            <text:p>17.1847</text:p>
          </table:table-cell>
          <table:table-cell office:value-type="float" office:value="0.550985" calcext:value-type="float">
            <text:p>0.550985</text:p>
          </table:table-cell>
          <table:table-cell office:value-type="float" office:value="16.829" calcext:value-type="float">
            <text:p>16.829</text:p>
          </table:table-cell>
          <table:table-cell office:value-type="float" office:value="16.924" calcext:value-type="float">
            <text:p>16.924</text:p>
          </table:table-cell>
          <table:table-cell office:value-type="float" office:value="16.991" calcext:value-type="float">
            <text:p>16.991</text:p>
          </table:table-cell>
          <table:table-cell office:value-type="float" office:value="17.088" calcext:value-type="float">
            <text:p>17.088</text:p>
          </table:table-cell>
          <table:table-cell office:value-type="float" office:value="19.949" calcext:value-type="float">
            <text:p>19.9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8938" calcext:value-type="float">
            <text:p>24.8938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24.582" calcext:value-type="float">
            <text:p>24.582</text:p>
          </table:table-cell>
          <table:table-cell office:value-type="float" office:value="24.762" calcext:value-type="float">
            <text:p>24.762</text:p>
          </table:table-cell>
          <table:table-cell office:value-type="float" office:value="24.887" calcext:value-type="float">
            <text:p>24.887</text:p>
          </table:table-cell>
          <table:table-cell office:value-type="float" office:value="24.961" calcext:value-type="float">
            <text:p>24.961</text:p>
          </table:table-cell>
          <table:table-cell office:value-type="float" office:value="25.886" calcext:value-type="float">
            <text:p>25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8756" calcext:value-type="float">
            <text:p>40.8756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40.319" calcext:value-type="float">
            <text:p>40.319</text:p>
          </table:table-cell>
          <table:table-cell office:value-type="float" office:value="40.715" calcext:value-type="float">
            <text:p>40.715</text:p>
          </table:table-cell>
          <table:table-cell office:value-type="float" office:value="40.849" calcext:value-type="float">
            <text:p>40.849</text:p>
          </table:table-cell>
          <table:table-cell office:value-type="float" office:value="41.058" calcext:value-type="float">
            <text:p>41.058</text:p>
          </table:table-cell>
          <table:table-cell office:value-type="float" office:value="42.06" calcext:value-type="float">
            <text:p>42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0.527181" calcext:value-type="float">
            <text:p>0.527181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102.653" calcext:value-type="float">
            <text:p>102.653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103.485" calcext:value-type="float">
            <text:p>103.485</text:p>
          </table:table-cell>
          <table:table-cell office:value-type="float" office:value="105.631" calcext:value-type="float">
            <text:p>105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39" calcext:value-type="float">
            <text:p>227.39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225.387" calcext:value-type="float">
            <text:p>225.387</text:p>
          </table:table-cell>
          <table:table-cell office:value-type="float" office:value="226.425" calcext:value-type="float">
            <text:p>226.425</text:p>
          </table:table-cell>
          <table:table-cell office:value-type="float" office:value="227.314" calcext:value-type="float">
            <text:p>227.314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33.666" calcext:value-type="float">
            <text:p>233.6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1.86447" calcext:value-type="float">
            <text:p>1.86447</text:p>
          </table:table-cell>
          <table:table-cell office:value-type="float" office:value="471.641" calcext:value-type="float">
            <text:p>471.641</text:p>
          </table:table-cell>
          <table:table-cell office:value-type="float" office:value="474.299" calcext:value-type="float">
            <text:p>474.299</text:p>
          </table:table-cell>
          <table:table-cell office:value-type="float" office:value="475.747" calcext:value-type="float">
            <text:p>475.747</text:p>
          </table:table-cell>
          <table:table-cell office:value-type="float" office:value="477.131" calcext:value-type="float">
            <text:p>477.131</text:p>
          </table:table-cell>
          <table:table-cell office:value-type="float" office:value="480.5" calcext:value-type="float">
            <text:p>480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7.38" calcext:value-type="float">
            <text:p>1027.38</text:p>
          </table:table-cell>
          <table:table-cell office:value-type="float" office:value="4.05795" calcext:value-type="float">
            <text:p>4.05795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1023.33" calcext:value-type="float">
            <text:p>1023.33</text:p>
          </table:table-cell>
          <table:table-cell office:value-type="float" office:value="1027.21" calcext:value-type="float">
            <text:p>1027.21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40.93" calcext:value-type="float">
            <text:p>1040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7.02299" calcext:value-type="float">
            <text:p>7.02299</text:p>
          </table:table-cell>
          <table:table-cell office:value-type="float" office:value="2189.9" calcext:value-type="float">
            <text:p>2189.9</text:p>
          </table:table-cell>
          <table:table-cell office:value-type="float" office:value="2199.44" calcext:value-type="float">
            <text:p>2199.44</text:p>
          </table:table-cell>
          <table:table-cell office:value-type="float" office:value="2204.86" calcext:value-type="float">
            <text:p>2204.86</text:p>
          </table:table-cell>
          <table:table-cell office:value-type="float" office:value="2210.18" calcext:value-type="float">
            <text:p>2210.18</text:p>
          </table:table-cell>
          <table:table-cell office:value-type="float" office:value="2217.93" calcext:value-type="float">
            <text:p>2217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3.76" calcext:value-type="float">
            <text:p>4743.76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4714.87" calcext:value-type="float">
            <text:p>4714.87</text:p>
          </table:table-cell>
          <table:table-cell office:value-type="float" office:value="4725.74" calcext:value-type="float">
            <text:p>4725.74</text:p>
          </table:table-cell>
          <table:table-cell office:value-type="float" office:value="4736.02" calcext:value-type="float">
            <text:p>4736.02</text:p>
          </table:table-cell>
          <table:table-cell office:value-type="float" office:value="4766.64" calcext:value-type="float">
            <text:p>4766.64</text:p>
          </table:table-cell>
          <table:table-cell office:value-type="float" office:value="4772.55" calcext:value-type="float">
            <text:p>4772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6.5" calcext:value-type="float">
            <text:p>10236.5</text:p>
          </table:table-cell>
          <table:table-cell office:value-type="float" office:value="40.1023" calcext:value-type="float">
            <text:p>40.1023</text:p>
          </table:table-cell>
          <table:table-cell office:value-type="float" office:value="10157.6" calcext:value-type="float">
            <text:p>10157.6</text:p>
          </table:table-cell>
          <table:table-cell office:value-type="float" office:value="10183.7" calcext:value-type="float">
            <text:p>10183.7</text:p>
          </table:table-cell>
          <table:table-cell office:value-type="float" office:value="10260.1" calcext:value-type="float">
            <text:p>10260.1</text:p>
          </table:table-cell>
          <table:table-cell office:value-type="float" office:value="10261.5" calcext:value-type="float">
            <text:p>10261.5</text:p>
          </table:table-cell>
          <table:table-cell office:value-type="float" office:value="10310.1" calcext:value-type="float">
            <text:p>10310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779" calcext:value-type="float">
            <text:p>1.83779</text:p>
          </table:table-cell>
          <table:table-cell office:value-type="float" office:value="0.330815" calcext:value-type="float">
            <text:p>0.330815</text:p>
          </table:table-cell>
          <table:table-cell office:value-type="float" office:value="1.028" calcext:value-type="float">
            <text:p>1.028</text:p>
          </table:table-cell>
          <table:table-cell office:value-type="float" office:value="1.684" calcext:value-type="float">
            <text:p>1.684</text:p>
          </table:table-cell>
          <table:table-cell office:value-type="float" office:value="1.804" calcext:value-type="float">
            <text:p>1.804</text:p>
          </table:table-cell>
          <table:table-cell office:value-type="float" office:value="1.917" calcext:value-type="float">
            <text:p>1.917</text:p>
          </table:table-cell>
          <table:table-cell office:value-type="float" office:value="3.466" calcext:value-type="float">
            <text:p>3.4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789" calcext:value-type="float">
            <text:p>2.89789</text:p>
          </table:table-cell>
          <table:table-cell office:value-type="float" office:value="0.796369" calcext:value-type="float">
            <text:p>0.796369</text:p>
          </table:table-cell>
          <table:table-cell office:value-type="float" office:value="1.579" calcext:value-type="float">
            <text:p>1.579</text:p>
          </table:table-cell>
          <table:table-cell office:value-type="float" office:value="2.636" calcext:value-type="float">
            <text:p>2.636</text:p>
          </table:table-cell>
          <table:table-cell office:value-type="float" office:value="2.779" calcext:value-type="float">
            <text:p>2.779</text:p>
          </table:table-cell>
          <table:table-cell office:value-type="float" office:value="2.963" calcext:value-type="float">
            <text:p>2.963</text:p>
          </table:table-cell>
          <table:table-cell office:value-type="float" office:value="7.873" calcext:value-type="float">
            <text:p>7.8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244" calcext:value-type="float">
            <text:p>4.14244</text:p>
          </table:table-cell>
          <table:table-cell office:value-type="float" office:value="0.979192" calcext:value-type="float">
            <text:p>0.979192</text:p>
          </table:table-cell>
          <table:table-cell office:value-type="float" office:value="2.036" calcext:value-type="float">
            <text:p>2.036</text:p>
          </table:table-cell>
          <table:table-cell office:value-type="float" office:value="3.639" calcext:value-type="float">
            <text:p>3.639</text:p>
          </table:table-cell>
          <table:table-cell office:value-type="float" office:value="4.021" calcext:value-type="float">
            <text:p>4.021</text:p>
          </table:table-cell>
          <table:table-cell office:value-type="float" office:value="4.24" calcext:value-type="float">
            <text:p>4.24</text:p>
          </table:table-cell>
          <table:table-cell office:value-type="float" office:value="8.322" calcext:value-type="float">
            <text:p>8.3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992" calcext:value-type="float">
            <text:p>5.61992</text:p>
          </table:table-cell>
          <table:table-cell office:value-type="float" office:value="1.74376" calcext:value-type="float">
            <text:p>1.74376</text:p>
          </table:table-cell>
          <table:table-cell office:value-type="float" office:value="2.814" calcext:value-type="float">
            <text:p>2.814</text:p>
          </table:table-cell>
          <table:table-cell office:value-type="float" office:value="4.796" calcext:value-type="float">
            <text:p>4.796</text:p>
          </table:table-cell>
          <table:table-cell office:value-type="float" office:value="5.108" calcext:value-type="float">
            <text:p>5.108</text:p>
          </table:table-cell>
          <table:table-cell office:value-type="float" office:value="5.641" calcext:value-type="float">
            <text:p>5.641</text:p>
          </table:table-cell>
          <table:table-cell office:value-type="float" office:value="12.653" calcext:value-type="float">
            <text:p>12.6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868" calcext:value-type="float">
            <text:p>7.5868</text:p>
          </table:table-cell>
          <table:table-cell office:value-type="float" office:value="2.68032" calcext:value-type="float">
            <text:p>2.68032</text:p>
          </table:table-cell>
          <table:table-cell office:value-type="float" office:value="3.777" calcext:value-type="float">
            <text:p>3.777</text:p>
          </table:table-cell>
          <table:table-cell office:value-type="float" office:value="6.032" calcext:value-type="float">
            <text:p>6.032</text:p>
          </table:table-cell>
          <table:table-cell office:value-type="float" office:value="6.692" calcext:value-type="float">
            <text:p>6.692</text:p>
          </table:table-cell>
          <table:table-cell office:value-type="float" office:value="7.561" calcext:value-type="float">
            <text:p>7.561</text:p>
          </table:table-cell>
          <table:table-cell office:value-type="float" office:value="16.548" calcext:value-type="float">
            <text:p>16.54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797" calcext:value-type="float">
            <text:p>9.39797</text:p>
          </table:table-cell>
          <table:table-cell office:value-type="float" office:value="3.75601" calcext:value-type="float">
            <text:p>3.75601</text:p>
          </table:table-cell>
          <table:table-cell office:value-type="float" office:value="4.669" calcext:value-type="float">
            <text:p>4.669</text:p>
          </table:table-cell>
          <table:table-cell office:value-type="float" office:value="7.193" calcext:value-type="float">
            <text:p>7.193</text:p>
          </table:table-cell>
          <table:table-cell office:value-type="float" office:value="8.19" calcext:value-type="float">
            <text:p>8.19</text:p>
          </table:table-cell>
          <table:table-cell office:value-type="float" office:value="9.186" calcext:value-type="float">
            <text:p>9.186</text:p>
          </table:table-cell>
          <table:table-cell office:value-type="float" office:value="21.574" calcext:value-type="float">
            <text:p>21.5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3.92654" calcext:value-type="float">
            <text:p>3.92654</text:p>
          </table:table-cell>
          <table:table-cell office:value-type="float" office:value="5.716" calcext:value-type="float">
            <text:p>5.716</text:p>
          </table:table-cell>
          <table:table-cell office:value-type="float" office:value="8.869" calcext:value-type="float">
            <text:p>8.869</text:p>
          </table:table-cell>
          <table:table-cell office:value-type="float" office:value="9.966" calcext:value-type="float">
            <text:p>9.966</text:p>
          </table:table-cell>
          <table:table-cell office:value-type="float" office:value="12.162" calcext:value-type="float">
            <text:p>12.162</text:p>
          </table:table-cell>
          <table:table-cell office:value-type="float" office:value="25.23" calcext:value-type="float">
            <text:p>25.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307" calcext:value-type="float">
            <text:p>14.0307</text:p>
          </table:table-cell>
          <table:table-cell office:value-type="float" office:value="5.30421" calcext:value-type="float">
            <text:p>5.30421</text:p>
          </table:table-cell>
          <table:table-cell office:value-type="float" office:value="6.987" calcext:value-type="float">
            <text:p>6.987</text:p>
          </table:table-cell>
          <table:table-cell office:value-type="float" office:value="10.233" calcext:value-type="float">
            <text:p>10.233</text:p>
          </table:table-cell>
          <table:table-cell office:value-type="float" office:value="11.775" calcext:value-type="float">
            <text:p>11.775</text:p>
          </table:table-cell>
          <table:table-cell office:value-type="float" office:value="17.233" calcext:value-type="float">
            <text:p>17.233</text:p>
          </table:table-cell>
          <table:table-cell office:value-type="float" office:value="27.77" calcext:value-type="float">
            <text:p>27.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513" calcext:value-type="float">
            <text:p>17.2513</text:p>
          </table:table-cell>
          <table:table-cell office:value-type="float" office:value="7.00675" calcext:value-type="float">
            <text:p>7.00675</text:p>
          </table:table-cell>
          <table:table-cell office:value-type="float" office:value="8.096" calcext:value-type="float">
            <text:p>8.096</text:p>
          </table:table-cell>
          <table:table-cell office:value-type="float" office:value="12.571" calcext:value-type="float">
            <text:p>12.571</text:p>
          </table:table-cell>
          <table:table-cell office:value-type="float" office:value="13.861" calcext:value-type="float">
            <text:p>13.861</text:p>
          </table:table-cell>
          <table:table-cell office:value-type="float" office:value="20.377" calcext:value-type="float">
            <text:p>20.377</text:p>
          </table:table-cell>
          <table:table-cell office:value-type="float" office:value="37.57" calcext:value-type="float">
            <text:p>37.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7757" calcext:value-type="float">
            <text:p>19.7757</text:p>
          </table:table-cell>
          <table:table-cell office:value-type="float" office:value="7.46487" calcext:value-type="float">
            <text:p>7.46487</text:p>
          </table:table-cell>
          <table:table-cell office:value-type="float" office:value="9.774" calcext:value-type="float">
            <text:p>9.774</text:p>
          </table:table-cell>
          <table:table-cell office:value-type="float" office:value="13.705" calcext:value-type="float">
            <text:p>13.705</text:p>
          </table:table-cell>
          <table:table-cell office:value-type="float" office:value="16.517" calcext:value-type="float">
            <text:p>16.517</text:p>
          </table:table-cell>
          <table:table-cell office:value-type="float" office:value="24.797" calcext:value-type="float">
            <text:p>24.797</text:p>
          </table:table-cell>
          <table:table-cell office:value-type="float" office:value="40.565" calcext:value-type="float">
            <text:p>40.5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9.64836" calcext:value-type="float">
            <text:p>9.64836</text:p>
          </table:table-cell>
          <table:table-cell office:value-type="float" office:value="11.2" calcext:value-type="float">
            <text:p>11.2</text:p>
          </table:table-cell>
          <table:table-cell office:value-type="float" office:value="15.943" calcext:value-type="float">
            <text:p>15.943</text:p>
          </table:table-cell>
          <table:table-cell office:value-type="float" office:value="19.149" calcext:value-type="float">
            <text:p>19.149</text:p>
          </table:table-cell>
          <table:table-cell office:value-type="float" office:value="29.366" calcext:value-type="float">
            <text:p>29.366</text:p>
          </table:table-cell>
          <table:table-cell office:value-type="float" office:value="51.301" calcext:value-type="float">
            <text:p>51.3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234" calcext:value-type="float">
            <text:p>28.9234</text:p>
          </table:table-cell>
          <table:table-cell office:value-type="float" office:value="10.9982" calcext:value-type="float">
            <text:p>10.9982</text:p>
          </table:table-cell>
          <table:table-cell office:value-type="float" office:value="12.865" calcext:value-type="float">
            <text:p>12.865</text:p>
          </table:table-cell>
          <table:table-cell office:value-type="float" office:value="19.276" calcext:value-type="float">
            <text:p>19.276</text:p>
          </table:table-cell>
          <table:table-cell office:value-type="float" office:value="27.423" calcext:value-type="float">
            <text:p>27.423</text:p>
          </table:table-cell>
          <table:table-cell office:value-type="float" office:value="37.004" calcext:value-type="float">
            <text:p>37.004</text:p>
          </table:table-cell>
          <table:table-cell office:value-type="float" office:value="57.401" calcext:value-type="float">
            <text:p>57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531" calcext:value-type="float">
            <text:p>33.531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14.866" calcext:value-type="float">
            <text:p>14.866</text:p>
          </table:table-cell>
          <table:table-cell office:value-type="float" office:value="21.281" calcext:value-type="float">
            <text:p>21.281</text:p>
          </table:table-cell>
          <table:table-cell office:value-type="float" office:value="32.963" calcext:value-type="float">
            <text:p>32.963</text:p>
          </table:table-cell>
          <table:table-cell office:value-type="float" office:value="42.379" calcext:value-type="float">
            <text:p>42.379</text:p>
          </table:table-cell>
          <table:table-cell office:value-type="float" office:value="67.522" calcext:value-type="float">
            <text:p>67.5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86" calcext:value-type="float">
            <text:p>37.7786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389" calcext:value-type="float">
            <text:p>14.389</text:p>
          </table:table-cell>
          <table:table-cell office:value-type="float" office:value="25.085" calcext:value-type="float">
            <text:p>25.085</text:p>
          </table:table-cell>
          <table:table-cell office:value-type="float" office:value="36.408" calcext:value-type="float">
            <text:p>36.408</text:p>
          </table:table-cell>
          <table:table-cell office:value-type="float" office:value="48.418" calcext:value-type="float">
            <text:p>48.418</text:p>
          </table:table-cell>
          <table:table-cell office:value-type="float" office:value="70.104" calcext:value-type="float">
            <text:p>7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0969" calcext:value-type="float">
            <text:p>46.0969</text:p>
          </table:table-cell>
          <table:table-cell office:value-type="float" office:value="14.999" calcext:value-type="float">
            <text:p>14.999</text:p>
          </table:table-cell>
          <table:table-cell office:value-type="float" office:value="17.818" calcext:value-type="float">
            <text:p>17.818</text:p>
          </table:table-cell>
          <table:table-cell office:value-type="float" office:value="31.195" calcext:value-type="float">
            <text:p>31.195</text:p>
          </table:table-cell>
          <table:table-cell office:value-type="float" office:value="46.821" calcext:value-type="float">
            <text:p>46.821</text:p>
          </table:table-cell>
          <table:table-cell office:value-type="float" office:value="57.527" calcext:value-type="float">
            <text:p>57.527</text:p>
          </table:table-cell>
          <table:table-cell office:value-type="float" office:value="81.626" calcext:value-type="float">
            <text:p>81.6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8906" calcext:value-type="float">
            <text:p>48.8906</text:p>
          </table:table-cell>
          <table:table-cell office:value-type="float" office:value="16.6071" calcext:value-type="float">
            <text:p>16.6071</text:p>
          </table:table-cell>
          <table:table-cell office:value-type="float" office:value="20.605" calcext:value-type="float">
            <text:p>20.605</text:p>
          </table:table-cell>
          <table:table-cell office:value-type="float" office:value="32.965" calcext:value-type="float">
            <text:p>32.965</text:p>
          </table:table-cell>
          <table:table-cell office:value-type="float" office:value="50.119" calcext:value-type="float">
            <text:p>50.119</text:p>
          </table:table-cell>
          <table:table-cell office:value-type="float" office:value="60.216" calcext:value-type="float">
            <text:p>60.216</text:p>
          </table:table-cell>
          <table:table-cell office:value-type="float" office:value="90.829" calcext:value-type="float">
            <text:p>90.8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2808" calcext:value-type="float">
            <text:p>56.2808</text:p>
          </table:table-cell>
          <table:table-cell office:value-type="float" office:value="17.9284" calcext:value-type="float">
            <text:p>17.9284</text:p>
          </table:table-cell>
          <table:table-cell office:value-type="float" office:value="21.958" calcext:value-type="float">
            <text:p>21.958</text:p>
          </table:table-cell>
          <table:table-cell office:value-type="float" office:value="41.744" calcext:value-type="float">
            <text:p>41.744</text:p>
          </table:table-cell>
          <table:table-cell office:value-type="float" office:value="56.144" calcext:value-type="float">
            <text:p>56.144</text:p>
          </table:table-cell>
          <table:table-cell office:value-type="float" office:value="70.845" calcext:value-type="float">
            <text:p>70.845</text:p>
          </table:table-cell>
          <table:table-cell office:value-type="float" office:value="94.979" calcext:value-type="float">
            <text:p>94.9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4421" calcext:value-type="float">
            <text:p>62.4421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25.171" calcext:value-type="float">
            <text:p>25.171</text:p>
          </table:table-cell>
          <table:table-cell office:value-type="float" office:value="48.258" calcext:value-type="float">
            <text:p>48.258</text:p>
          </table:table-cell>
          <table:table-cell office:value-type="float" office:value="63.042" calcext:value-type="float">
            <text:p>63.042</text:p>
          </table:table-cell>
          <table:table-cell office:value-type="float" office:value="75.811" calcext:value-type="float">
            <text:p>75.811</text:p>
          </table:table-cell>
          <table:table-cell office:value-type="float" office:value="109.043" calcext:value-type="float">
            <text:p>109.0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0583" calcext:value-type="float">
            <text:p>67.0583</text:p>
          </table:table-cell>
          <table:table-cell office:value-type="float" office:value="22.9523" calcext:value-type="float">
            <text:p>22.9523</text:p>
          </table:table-cell>
          <table:table-cell office:value-type="float" office:value="26.655" calcext:value-type="float">
            <text:p>26.655</text:p>
          </table:table-cell>
          <table:table-cell office:value-type="float" office:value="49.184" calcext:value-type="float">
            <text:p>49.184</text:p>
          </table:table-cell>
          <table:table-cell office:value-type="float" office:value="62.093" calcext:value-type="float">
            <text:p>62.093</text:p>
          </table:table-cell>
          <table:table-cell office:value-type="float" office:value="83.764" calcext:value-type="float">
            <text:p>83.764</text:p>
          </table:table-cell>
          <table:table-cell office:value-type="float" office:value="140.773" calcext:value-type="float">
            <text:p>140.7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095" calcext:value-type="float">
            <text:p>80.095</text:p>
          </table:table-cell>
          <table:table-cell office:value-type="float" office:value="29.5523" calcext:value-type="float">
            <text:p>29.5523</text:p>
          </table:table-cell>
          <table:table-cell office:value-type="float" office:value="29.455" calcext:value-type="float">
            <text:p>29.455</text:p>
          </table:table-cell>
          <table:table-cell office:value-type="float" office:value="62.917" calcext:value-type="float">
            <text:p>62.917</text:p>
          </table:table-cell>
          <table:table-cell office:value-type="float" office:value="76.77" calcext:value-type="float">
            <text:p>76.77</text:p>
          </table:table-cell>
          <table:table-cell office:value-type="float" office:value="95.288" calcext:value-type="float">
            <text:p>95.288</text:p>
          </table:table-cell>
          <table:table-cell office:value-type="float" office:value="193.288" calcext:value-type="float">
            <text:p>193.2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39.9296" calcext:value-type="float">
            <text:p>39.9296</text:p>
          </table:table-cell>
          <table:table-cell office:value-type="float" office:value="32.018" calcext:value-type="float">
            <text:p>32.018</text:p>
          </table:table-cell>
          <table:table-cell office:value-type="float" office:value="65.66" calcext:value-type="float">
            <text:p>65.66</text:p>
          </table:table-cell>
          <table:table-cell office:value-type="float" office:value="80.744" calcext:value-type="float">
            <text:p>80.744</text:p>
          </table:table-cell>
          <table:table-cell office:value-type="float" office:value="97.868" calcext:value-type="float">
            <text:p>97.868</text:p>
          </table:table-cell>
          <table:table-cell office:value-type="float" office:value="292.815" calcext:value-type="float">
            <text:p>292.8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75.591" calcext:value-type="float">
            <text:p>75.591</text:p>
          </table:table-cell>
          <table:table-cell office:value-type="float" office:value="33.629" calcext:value-type="float">
            <text:p>33.629</text:p>
          </table:table-cell>
          <table:table-cell office:value-type="float" office:value="68.164" calcext:value-type="float">
            <text:p>68.164</text:p>
          </table:table-cell>
          <table:table-cell office:value-type="float" office:value="90.617" calcext:value-type="float">
            <text:p>90.617</text:p>
          </table:table-cell>
          <table:table-cell office:value-type="float" office:value="110.073" calcext:value-type="float">
            <text:p>110.073</text:p>
          </table:table-cell>
          <table:table-cell office:value-type="float" office:value="496.728" calcext:value-type="float">
            <text:p>496.7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110.493" calcext:value-type="float">
            <text:p>110.493</text:p>
          </table:table-cell>
          <table:table-cell office:value-type="float" office:value="37.542" calcext:value-type="float">
            <text:p>37.542</text:p>
          </table:table-cell>
          <table:table-cell office:value-type="float" office:value="86.815" calcext:value-type="float">
            <text:p>86.815</text:p>
          </table:table-cell>
          <table:table-cell office:value-type="float" office:value="104.311" calcext:value-type="float">
            <text:p>104.311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07.791" calcext:value-type="float">
            <text:p>907.7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.975" calcext:value-type="float">
            <text:p>210.975</text:p>
          </table:table-cell>
          <table:table-cell office:value-type="float" office:value="269.301" calcext:value-type="float">
            <text:p>269.301</text:p>
          </table:table-cell>
          <table:table-cell office:value-type="float" office:value="39.918" calcext:value-type="float">
            <text:p>39.918</text:p>
          </table:table-cell>
          <table:table-cell office:value-type="float" office:value="85.187" calcext:value-type="float">
            <text:p>85.187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56.26" calcext:value-type="float">
            <text:p>1756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.666" calcext:value-type="float">
            <text:p>324.666</text:p>
          </table:table-cell>
          <table:table-cell office:value-type="float" office:value="579.03" calcext:value-type="float">
            <text:p>579.03</text:p>
          </table:table-cell>
          <table:table-cell office:value-type="float" office:value="43.172" calcext:value-type="float">
            <text:p>43.172</text:p>
          </table:table-cell>
          <table:table-cell office:value-type="float" office:value="105.168" calcext:value-type="float">
            <text:p>105.168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90.023" calcext:value-type="float">
            <text:p>190.023</text:p>
          </table:table-cell>
          <table:table-cell office:value-type="float" office:value="3644.88" calcext:value-type="float">
            <text:p>3644.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479.699" calcext:value-type="float">
            <text:p>479.699</text:p>
          </table:table-cell>
          <table:table-cell office:value-type="float" office:value="46.529" calcext:value-type="float">
            <text:p>46.529</text:p>
          </table:table-cell>
          <table:table-cell office:value-type="float" office:value="109.705" calcext:value-type="float">
            <text:p>109.705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279.023" calcext:value-type="float">
            <text:p>279.023</text:p>
          </table:table-cell>
          <table:table-cell office:value-type="float" office:value="3045.84" calcext:value-type="float">
            <text:p>3045.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21:40:59.901741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0:20.421350163</meta:creation-date>
    <dc:date>2018-11-27T21:45:20.914386833</dc:date>
    <meta:editing-duration>PT52M6S</meta:editing-duration>
    <meta:editing-cycles>6</meta:editing-cycles>
    <meta:generator>LibreOffice/6.0.6.2$Linux_X86_64 LibreOffice_project/00m0$Build-2</meta:generator>
    <meta:document-statistic meta:table-count="6" meta:cell-count="4824" meta:object-count="0"/>
  </office:meta>
</office:document-meta>
</file>